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2ed51" officeooo:paragraph-rsid="0012ed51"/>
    </style:style>
    <style:style style:name="P2" style:family="paragraph" style:parent-style-name="Standard">
      <style:text-properties style:text-underline-style="none" officeooo:rsid="0012ed51" officeooo:paragraph-rsid="0012ed51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DEFINICION</text:p>
      <text:p text:style-name="P2"/>
      <text:p text:style-name="P2">El TAD Linea de Texto representa un texto del cual desconocemos el numero de lineas y de caracteres por linea, en el cual se pueden realizar una serie de operaciones de borrado de caracteres y de lineas, pero en el texto no pueden aparecer caracteres de control como fin de linea, retorno de carro.. Sin embargo, hay caracteres especiales que pueden aparecer un <text:s/>numero indeterminado de veces.</text:p>
      <text:p text:style-name="P1"/>
      <text:p text:style-name="P1">OPERACIONES</text:p>
      <text:p text:style-name="P1"/>
      <text:p text:style-name="P2"><text:tab/>Lineadetexto()</text:p>
      <text:p text:style-name="P2"><text:tab/><text:tab/>post: Crea un texto vacio.</text:p>
      <text:p text:style-name="P2"><text:tab/>MostrarTexto()</text:p>
      <text:p text:style-name="P2"><text:tab/><text:tab/>Pre: El caracter @ no puede aparece al principio de ninguna linea.</text:p>
      <text:p text:style-name="P2"><text:tab/><text:tab/>Post: Muestra el texto completo sin importar el numero de caracteres ni de line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44S</meta:editing-duration>
    <meta:editing-cycles>3</meta:editing-cycles>
    <meta:generator>LibreOffice/5.1.0.3$Windows_x86 LibreOffice_project/5e3e00a007d9b3b6efb6797a8b8e57b51ab1f737</meta:generator>
    <dc:date>2016-06-18T16:45:32.049000000</dc:date>
    <meta:document-statistic meta:table-count="0" meta:image-count="0" meta:object-count="0" meta:page-count="1" meta:paragraph-count="8" meta:word-count="102" meta:character-count="624" meta:non-whitespace-character-count="521"/>
    <meta:user-defined meta:name="Info 1"/>
    <meta:user-defined meta:name="Info 2"/>
    <meta:user-defined meta:name="Info 3"/>
    <meta:user-defined meta:name="Info 4"/>
  </office:meta>
</office:document-meta>
</file>